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21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202.0" office:value-type="float"/>
          <table:table-cell table:style-name="acquired_lot_note_border_fiat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1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3/3: 0.01000000 of 4.00000000 B2</text:p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2.01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5/01/2020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40602.0" office:value-type="float"/>
          <table:table-cell table:style-name="acquired_lot_note_border_fiat" office:value="3035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0251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3: 2.01000000 of 5.00000000 B4</text:p>
          </table:table-cell>
          <table:table-cell table:style-name="taxable_event_note_border_default" office:value-type="string">
            <text:p>1/1: 2.01000000 of 2.01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4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7/21/2021</text:p>
          </table:table-cell>
          <table:table-cell table:style-name="taxable_event_note_border_fiat" office:value="856.0" office:value-type="float"/>
          <table:table-cell table:style-name="acquired_lot_note_border_fiat" office:value="444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412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3/3: 0.04000000 of 1.00000000 B3</text:p>
          </table:table-cell>
          <table:table-cell table:style-name="taxable_event_note_border_default" office:value-type="string">
            <text:p>1/1: 0.04000000 of 0.04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5.388652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